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ac6ee" style:font-size-asian="14pt" style:font-size-complex="14pt"/>
    </style:style>
    <style:style style:name="P3" style:family="paragraph" style:parent-style-name="Standard">
      <style:text-properties fo:font-size="14pt" officeooo:paragraph-rsid="0012cc06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paragraph-rsid="000ac6ee" style:font-size-asian="14pt" style:font-size-complex="14pt"/>
    </style:style>
    <style:style style:name="P7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周二考试.宗教改革</text:p>
      <text:p text:style-name="P6">1.加尔文/阿米念的五大教义及不同</text:p>
      <text:p text:style-name="P4">阿米念：</text:p>
      <text:p text:style-name="P1">1. 揀選是基於預知（Election based on Foreknowledge）</text:p>
      <text:p text:style-name="P1">2. 無限度救贖（Unlimited Atonement）</text:p>
      <text:p text:style-name="P1">3. 墮落後人在屬靈和道德上之無能（Natural Inability）</text:p>
      <text:p text:style-name="P1">4. 普遍先存恩典（Prevenient Grace）</text:p>
      <text:p text:style-name="P1">5. 有條件之保守（Conditional Perseverance）</text:p>
      <text:p text:style-name="P1"/>
      <text:p text:style-name="P2"><text:span text:style-name="T1">加尔文：</text:span></text:p>
      <text:p text:style-name="P1">1. 全然敗壞（Total depravity）</text:p>
      <text:p text:style-name="P1">2. 無條件的揀選（Unconditional election）</text:p>
      <text:p text:style-name="P1">3. 有限的贖罪（Limited atonement）</text:p>
      <text:p text:style-name="P1">4. 不能抗拒的恩典（Irresistible grace）</text:p>
      <text:p text:style-name="P1">5. 聖徒蒙保守（Perseverance of the saints）</text:p>
      <text:p text:style-name="P1"/>
      <text:p text:style-name="P1"><text:span text:style-name="T1">不同处：</text:span>1关于对人的观点，阿米念认为人没有全然败坏，而加尔文则认为人全然败坏。2关于救恩，阿米念认为神的救恩是面向所有人的无限度的，加尔文则认为是有限的。但拣先是没有条件的。3关于人的接受，阿米念认为是自己选择，加尔文则认为人不能抗拒。4关于信之后的保守，阿米念认为有可能会再次堕落，加尔文则认为信待永蒙保守。</text:p>
      <text:p text:style-name="P1"/>
      <text:p text:style-name="P5">2.五大唯一并经文说明</text:p>
      <text:p text:style-name="P4">唯独圣经</text:p>
      <text:p text:style-name="P1">来11:6, 提后3:16, 腓2:16, 犹3, </text:p>
      <text:p text:style-name="P4">唯独神得荣耀</text:p>
      <text:p text:style-name="P1">赛43:7</text:p>
      <text:p text:style-name="P4">唯独基督</text:p>
      <text:p text:style-name="P1">彼前1:2, 19~20, 来10:5~10,</text:p>
      <text:p text:style-name="P4">唯独恩典</text:p>
      <text:p text:style-name="P1">徒17:26, 罗5:15~19</text:p>
      <text:p text:style-name="P4">唯独信心</text:p>
      <text:p text:style-name="P1">太28:19; 可16:15</text:p>
      <text:p text:style-name="P1"/>
      <text:p text:style-name="P1"/>
      <text:p text:style-name="P5">3.宗教改革时的不同圣餐观及个人立场（经文）</text:p>
      <text:p text:style-name="P1"><text:span text:style-name="T1">天主教会：</text:span>圣餐的酒和饼直接变为耶稣的血和肉</text:p>
      <text:p text:style-name="P1"><text:span text:style-name="T1">威克里夫：</text:span>1380年夏天，他发表12点论据，反对圣餐中饼和酒变为基督有形的圣体和宝血的观点。</text:p>
      <text:p text:style-name="P1"><text:span text:style-name="T1">路得：</text:span>基督的身体和血藉饼和酒的形体真实临在。藉此分给凡吃圣餐的人</text:p>
      <text:p text:style-name="P1">慈运理：强调圣餐是一种纪念、象征性的行动</text:p>
      <text:p text:style-name="P1"><text:span text:style-name="T1">加尔文：</text:span>他非常强调信徒在圣餐中得以与基督相联合，因此称之为“属灵的灵在”(spiritual presence)，使参与者体验基督的身体和宝血。</text:p>
      <text:p text:style-name="P1"><text:soft-page-break/><text:span text:style-name="T1">个人：</text:span>根据 路加福音 22-19 又拿起饼来，祝谢了，就擘开，递给他们，说：“这是我的身体，为你们舍的，你们也应当如此行，为的是记念我。”，个人的圣餐观，是倾向于慈运理的纪念说。</text:p>
      <text:p text:style-name="P1"/>
      <text:p text:style-name="P5">4.耶稣是唯一救主，中保（经文说明）</text:p>
      <text:p text:style-name="P1">基督是神与我们之间唯一的中保。<text:span text:style-name="T1">提前2:5</text:span> 因为只有一位　神、在　神和人中间、只有一位中保、乃是降世为人的基督耶稣</text:p>
      <text:p text:style-name="P1"/>
      <text:p text:style-name="P1"/>
      <text:p text:style-name="P1"/>
      <text:p text:style-name="P7"/>
      <text:p text:style-name="P1">周三考试.传道学</text:p>
      <text:p text:style-name="P5">1.传道者的资格是什么？你认识的全备福音。</text:p>
      <text:p text:style-name="P4">1). 确信自己的得救</text:p>
      <text:p text:style-name="P4">2). 自己要有信心</text:p>
      <text:p text:style-name="P4">3). 愿意付出爱的态度</text:p>
      <text:p text:style-name="P4">4). 用神的话装备自己</text:p>
      <text:p text:style-name="P4">5). 要能牺牲自己</text:p>
      <text:p text:style-name="P4">6). 绝对不放弃,不气馁</text:p>
      <text:p text:style-name="P4"/>
      <text:p text:style-name="P1"><text:span text:style-name="T1">全备的福音：</text:span>对<text:span text:style-name="T1">圣经真理</text:span>的认识充分认识；对<text:span text:style-name="T1">神的旨意</text:span>的充分了解；对<text:span text:style-name="T1">神的计划</text:span>的确知；对<text:span text:style-name="T1">神的爱</text:span>的确信；对<text:span text:style-name="T1">耶稣基督</text:span>的依靠；对神的<text:span text:style-name="T1">忠诚的爱</text:span>；对人的<text:span text:style-name="T1">爱人如己</text:span>；对<text:span text:style-name="T1">灵魂</text:span>的关心；对<text:span text:style-name="T1">救恩</text:span>的充分认知。并且：不单是宣告这<text:span text:style-name="T1">福音的内容</text:span>，而且也是藉我们<text:span text:style-name="T1">生活的见证</text:span>, 使人在我们身上看见基督。</text:p>
      <text:p text:style-name="P1"/>
      <text:p text:style-name="P1"/>
      <text:p text:style-name="P5">2.如何推动教会来传福音？</text:p>
      <text:p text:style-name="P1"><text:span text:style-name="T1">1.通过福音主日：</text:span>福音主日是愈来愈普遍的一种教会性布道方式。有许多教会把福音主日列为带来教会增长的主力</text:p>
      <text:p text:style-name="P1">2<text:span text:style-name="T1">.通过布道会</text:span>带来教会增长</text:p>
      <text:p text:style-name="P1"><text:span text:style-name="T1">3.通过福音性查经：</text:span>福音性查经可导致教会增长。在许多使用福音性查经的教会中，皆带来增长。</text:p>
      <text:p text:style-name="P4">4.通过福音营</text:p>
      <text:p text:style-name="P4">5.通过逐家探访</text:p>
      <text:p text:style-name="P4">6.能过恳亲会</text:p>
      <text:p text:style-name="P4">7.通过民歌/音乐布道</text:p>
      <text:p text:style-name="P4">8.通过家庭聚会</text:p>
      <text:p text:style-name="P4">9.通过社区活动</text:p>
      <text:p text:style-name="P4">10.通过发单张活动</text:p>
      <text:p text:style-name="P4">11.通过学校布道</text:p>
      <text:p text:style-name="P4">12.通过综合晚会</text:p>
      <text:p text:style-name="P4">13.通过医疗布道</text:p>
      <text:p text:style-name="P4">14.通过探访会友家庭</text:p>
      <text:p text:style-name="P4">15.通过信仰研讨班</text:p>
      <text:p text:style-name="P1"/>
      <text:p text:style-name="P5">3.传福音如何建造个人生命？</text:p>
      <text:p text:style-name="P1"><text:span text:style-name="T1">1、追求圣洁。</text:span>提后2:21</text:p>
      <text:p text:style-name="P1"><text:span text:style-name="T1">2、力戒骄傲</text:span> 约壹2:15-16 </text:p>
      <text:p text:style-name="P1"><text:span text:style-name="T1">3、研读圣经 </text:span>彼前3 :13 <text:s/></text:p>
      <text:p text:style-name="P1"><text:span text:style-name="T1">4、诚实无伪</text:span> 腓2: 13~16</text:p>
      <text:p text:style-name="P4">5、充实知识</text:p>
      <text:p text:style-name="P1"/>
      <text:p text:style-name="P1"/>
      <text:p text:style-name="P1"/>
      <text:p text:style-name="P5"><text:soft-page-break/>4.假如：出去，传福音，遇一人，愿听，你要现在传，请写出要说的话及经文</text:p>
      <text:p text:style-name="P1"><text:span text:style-name="T1">创1：1,起初</text:span>　神创造天地。</text:p>
      <text:p text:style-name="P1"><text:span text:style-name="T1">创世纪 2-17</text:span> 只是分别善恶树上的果子，你不可吃，因为你吃的日子<text:span text:style-name="T1">必定死</text:span>。</text:p>
      <text:p text:style-name="P1"><text:span text:style-name="T1">约翰福音 3-16</text:span> “　<text:span text:style-name="T1">神爱世人</text:span>，甚至将他的独生子赐给他们，叫一切信他的，不至灭亡，反得永生。</text:p>
      <text:p text:style-name="P1"><text:span text:style-name="T1">提摩太前书 1-15</text:span> “基督<text:span text:style-name="T1">耶稣</text:span>降世，为要<text:span text:style-name="T1">拯救</text:span>罪人。”</text:p>
      <text:p text:style-name="P1"><text:span text:style-name="T1">罗马书 10-10</text:span> 因为人心里<text:span text:style-name="T1">相信</text:span>，就可以<text:span text:style-name="T1">称义</text:span>；口里<text:span text:style-name="T1">承认</text:span>，就可以<text:span text:style-name="T1">得救</text:span>。</text:p>
      <text:p text:style-name="P1"><text:span text:style-name="T1">启示录 22-5</text:span> 不再有黑夜。他们也不用灯光、日光，因为主　<text:span text:style-name="T1">神</text:span>要光照他们，他们要作王，直到<text:span text:style-name="T1">永永远远</text:span>。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周三考试.教会开拓</text:p>
      <text:p text:style-name="P5">1.开拓教会的七个圣经原理</text:p>
      <text:p text:style-name="P4">1. 大使命的异象-包含寻找, 传福音, 门训</text:p>
      <text:p text:style-name="P4">2. 强烈的仆人式领导力(林前11:3)</text:p>
      <text:p text:style-name="P4">3. 预备好的平信徒团队(林前12~14, 弗4)</text:p>
      <text:p text:style-name="P4">4. 与文化有关的事工(代上12:32,林前9)</text:p>
      <text:p text:style-name="P4">5. 总体性,有权柄的礼拜(罗12:1)</text:p>
      <text:p text:style-name="P4">6. 合乎圣经,与文化相关的传道</text:p>
      <text:p text:style-name="P4">7. 强大的小组组织(徒2:46, 5:42, 20:20)</text:p>
      <text:p text:style-name="P1"/>
      <text:p text:style-name="P5">2.开拓教会应有的资质并简单说明</text:p>
      <text:p text:style-name="P4">必须要具备的三样</text:p>
      <text:p text:style-name="P1">1)使命 – 神的呼召</text:p>
      <text:p text:style-name="P1">2)恩赐 – 圣灵赐下的恩赐</text:p>
      <text:p text:style-name="P1">3)训练 – 神学上的训练, 灵性上的训练(祷告与自学)</text:p>
      <text:p text:style-name="P4">开拓者的特质</text:p>
      <text:p text:style-name="P1">1. 献身的服事者</text:p>
      <text:p text:style-name="P1">2. 自律的活动者</text:p>
      <text:p text:style-name="P1">3. 胜过孤独的人</text:p>
      <text:p text:style-name="P1">4. 适应能力</text:p>
      <text:p text:style-name="P1">5. 非常卓越的信心</text:p>
      <text:p text:style-name="P1">6. 配偶和家人的协助</text:p>
      <text:p text:style-name="P1">7. 领导力</text:p>
      <text:p text:style-name="P1">8. 友好的人格</text:p>
      <text:p text:style-name="P1">9. 神清楚的呼召</text:p>
      <text:p text:style-name="P1"><text:span text:style-name="T2"/></text:p>
      <text:p text:style-name="P1"><text:soft-page-break/><text:span text:style-name="T2">3.使用徒16章腓立比教会，写出开拓教会的策略</text:span></text:p>
      <text:p text:style-name="P1">使徒行传16章 – 腓立比教会(开拓教会的策略)</text:p>
      <text:p text:style-name="P4">1)建立开拓团队</text:p>
      <text:p text:style-name="P4">2)接受圣灵的带领</text:p>
      <text:p text:style-name="P4">3)适应开拓的环境</text:p>
      <text:p text:style-name="P4">4)明白开拓教会是属灵争战</text:p>
      <text:p text:style-name="P4">5)预备会有的逼迫</text:p>
      <text:p text:style-name="P4">6)确信属灵的胜利</text:p>
      <text:p text:style-name="P4">7)追求均衡的牧会</text:p>
      <text:p text:style-name="P1"/>
      <text:p text:style-name="P5">4.如何建立开拓教会的团队</text:p>
      <text:p text:style-name="P1">确定开拓团队7个阶段</text:p>
      <text:p text:style-name="P4">1)充份的祷告和寻求最好的方法</text:p>
      <text:p text:style-name="P4">2)开始个人传道和小组查经</text:p>
      <text:p text:style-name="P4">3)设法发展成为开拓团队</text:p>
      <text:p text:style-name="P4">4)确定中保祷告团队</text:p>
      <text:p text:style-name="P4">5)确定经费支持团队</text:p>
      <text:p text:style-name="P4">6)管理团队成员和训练</text:p>
      <text:p text:style-name="P4">7)确立与母会, 教派的关系</text:p>
      <text:p text:style-name="P1"/>
      <text:p text:style-name="P1"/>
      <text:p text:style-name="P5">5.假如：母会给10人并经费，写出你准备的顺序和要作的事并说明（原因）</text:p>
      <text:p text:style-name="P4">选择地点：</text:p>
      <text:p text:style-name="P4">优先传道：</text:p>
      <text:p text:style-name="P4">同时建堂：</text:p>
      <text:p text:style-name="P4">牧会宣教：</text:p>
      <text:p text:style-name="P4">继续开拓：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8:59:41.034953019</meta:creation-date>
    <dc:date>2019-12-13T19:06:14.069160828</dc:date>
    <meta:editing-duration>PT6M28S</meta:editing-duration>
    <meta:editing-cycles>11</meta:editing-cycles>
    <meta:generator>LibreOffice/6.0.6.2$Linux_X86_64 LibreOffice_project/00m0$Build-2</meta:generator>
    <meta:document-statistic meta:table-count="0" meta:image-count="0" meta:object-count="0" meta:page-count="5" meta:paragraph-count="121" meta:word-count="1900" meta:character-count="2405" meta:non-whitespace-character-count="2307"/>
  </office:meta>
</office:document-meta>
</file>